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copy of my résumé is optimized for ATS (Applicant Tracking System) compatibility. Follow one of the links above for one that is intended for interviewers.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Software Engineering and DevTools roles.</text:p>
      <text:p text:style-name="Text_20_body">API design, API versioning, CLI tools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nalysis, architecture, authentication, authorization, automation, automation, aws, building platforms, ci/cd, cloud, code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25:50Z</meta:creation-date>
    <dc:date>2025-01-27T02:25:50Z</dc:date>
  </office:meta>
</office:document-meta>
</file>